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11.97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35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95cm" fo:min-width="2.79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2.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66cm" fo:min-width="5.21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0.328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0.295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0.295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0.295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Start-End 1" draw:style-name="gr1" draw:text-style-name="P2" xml:id="id1" draw:id="id1" draw:layer="layout" svg:width="3cm" svg:height="1cm" svg:x="21.566cm" svg:y="2.622cm">
          <text:p text:style-name="P1"><text:span text:style-name="T1">Inici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" draw:style-name="gr2" draw:text-style-name="P3" draw:layer="layout" svg:x1="23.066cm" svg:y1="3.622cm" svg:x2="23.065cm" svg:y2="4.813cm" draw:start-shape="id1" draw:start-glue-point="6" draw:end-shape="id2" draw:end-glue-point="4" svg:d="M23066 3622v596h-1v595" svg:viewBox="0 0 2 1192">
          <text:p/>
        </draw:connector>
        <draw:connector draw:name="Connector 2" draw:style-name="gr3" draw:text-style-name="P3" draw:layer="layout" svg:x1="23.065cm" svg:y1="7.357cm" svg:x2="23.07cm" svg:y2="8.306cm" draw:start-shape="id2" draw:start-glue-point="6" draw:end-shape="id3" draw:end-glue-point="4" svg:d="M23065 7357v408h5v541" svg:viewBox="0 0 6 950">
          <text:p/>
        </draw:connector>
        <draw:custom-shape draw:name="Process 1" draw:style-name="gr4" draw:text-style-name="P2" xml:id="id4" draw:id="id4" draw:layer="layout" svg:width="12.471cm" svg:height="2cm" svg:x="16.831cm" svg:y="10.342cm">
          <text:p text:style-name="P1"><text:span text:style-name="T1">Generar número aleatorio de 1 a 3 y almacenarlo en pc_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1" draw:style-name="gr5" draw:text-style-name="P2" xml:id="id5" draw:id="id5" draw:layer="layout" svg:width="3cm" svg:height="2cm" svg:x="21.57cm" svg:y="12.917cm">
          <text:p text:style-name="P1"><text:span text:style-name="T1">user_data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3" draw:style-name="gr6" draw:text-style-name="P3" draw:layer="layout" svg:x1="23.07cm" svg:y1="9.418cm" svg:x2="23.067cm" svg:y2="10.342cm" draw:start-shape="id3" draw:start-glue-point="6" draw:end-shape="id4" draw:end-glue-point="4" svg:d="M23070 9418v516h-3v408" svg:viewBox="0 0 4 925">
          <text:p/>
        </draw:connector>
        <draw:connector draw:name="Connector 4" draw:style-name="gr7" draw:text-style-name="P3" draw:layer="layout" svg:x1="23.067cm" svg:y1="12.342cm" svg:x2="23.07cm" svg:y2="12.917cm" draw:start-shape="id4" draw:start-glue-point="6" draw:end-shape="id5" draw:end-glue-point="4" svg:d="M23067 12342v288h3v287" svg:viewBox="0 0 4 576">
          <text:p/>
        </draw:connector>
        <draw:custom-shape draw:name="Decision 2" draw:style-name="gr8" draw:text-style-name="P2" xml:id="id6" draw:id="id6" draw:layer="layout" svg:width="3cm" svg:height="2cm" svg:x="7.466cm" svg:y="18.887cm">
          <text:p text:style-name="P1"><text:span text:style-name="T1">pc_data =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3" draw:style-name="gr9" draw:text-style-name="P2" xml:id="id7" draw:id="id7" draw:layer="layout" svg:width="3cm" svg:height="2cm" svg:x="12.049cm" svg:y="20.552cm">
          <text:p text:style-name="P1"><text:span text:style-name="T1">pc_data==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5" draw:style-name="gr10" draw:text-style-name="P5" draw:layer="layout" svg:x1="8.966cm" svg:y1="20.887cm" svg:x2="8.973cm" svg:y2="22.262cm" draw:start-shape="id6" draw:start-glue-point="6" svg:d="M8966 20887v821h7v554" svg:viewBox="0 0 8 1376">
          <text:p text:style-name="P4"><text:span text:style-name="T2"><text:tab/></text:span><text:span text:style-name="T2">si</text:span></text:p>
        </draw:connector>
        <draw:connector draw:name="Connector-Standard 1" draw:style-name="gr11" draw:text-style-name="P5" draw:layer="layout" svg:x1="23.07cm" svg:y1="14.917cm" svg:x2="8.966cm" svg:y2="18.887cm" draw:start-shape="id5" draw:start-glue-point="6" draw:end-shape="id6" draw:end-glue-point="4" svg:d="M23070 14917v1986h-14104v1984" svg:viewBox="0 0 14105 3971">
          <text:p/>
        </draw:connector>
        <draw:connector draw:name="Connector 6" draw:style-name="gr12" draw:text-style-name="P5" draw:layer="layout" svg:x1="13.549cm" svg:y1="22.552cm" svg:x2="13.538cm" svg:y2="23.527cm" draw:start-shape="id7" draw:start-glue-point="6" draw:end-shape="id8" svg:d="M13549 22552v488h-11v487" svg:viewBox="0 0 12 976">
          <text:p text:style-name="P4"><text:span text:style-name="T2">Si</text:span><text:span text:style-name="T2"><text:tab/></text:span></text:p>
        </draw:connector>
        <draw:connector draw:name="Connector-Standard 2" draw:style-name="gr13" draw:text-style-name="P5" draw:layer="layout" svg:x1="10.466cm" svg:y1="19.887cm" svg:x2="13.549cm" svg:y2="20.552cm" draw:start-shape="id6" draw:end-shape="id7" draw:end-glue-point="4" svg:d="M10466 19887h3083v665" svg:viewBox="0 0 3084 666">
          <text:p text:style-name="P4"><text:span text:style-name="T2">no</text:span></text:p>
        </draw:connector>
        <draw:connector draw:name="Connector-Standard 3" draw:style-name="gr14" draw:text-style-name="P5" draw:layer="layout" svg:x1="15.049cm" svg:y1="21.552cm" svg:x2="17.979cm" svg:y2="23.563cm" draw:start-shape="id7" draw:start-glue-point="7" draw:end-shape="id9" draw:end-glue-point="4" svg:d="M15049 21552h2930v2011" svg:viewBox="0 0 2931 2012">
          <text:p text:style-name="P4"><text:span text:style-name="T2">no</text:span></text:p>
        </draw:connector>
        <draw:custom-shape draw:name="Start-End 2" draw:style-name="gr15" draw:text-style-name="P2" xml:id="id10" draw:id="id10" draw:layer="layout" svg:width="3cm" svg:height="1cm" svg:x="21.906cm" svg:y="39.749cm">
          <text:p text:style-name="P1"><text:span text:style-name="T1">Fi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4" draw:style-name="gr16" draw:text-style-name="P3" draw:layer="layout" draw:line-skew="0.799cm" svg:x1="8.973cm" svg:y1="24.144cm" svg:x2="23.406cm" svg:y2="39.749cm" draw:end-shape="id10" draw:end-glue-point="4" svg:d="M8973 24144v8469h14433v7136" svg:viewBox="0 0 14434 15606">
          <text:p/>
        </draw:connector>
        <draw:connector draw:name="Connector-Standard 5" draw:style-name="gr17" draw:text-style-name="P3" draw:layer="layout" svg:x1="13.538cm" svg:y1="25.436cm" svg:x2="23.406cm" svg:y2="39.749cm" draw:start-shape="id8" draw:start-glue-point="6" draw:end-shape="id10" draw:end-glue-point="0" svg:d="M13538 25436v7157h9868v7156" svg:viewBox="0 0 9869 14314">
          <text:p/>
        </draw:connector>
        <draw:connector draw:name="Connector-Standard 6" draw:style-name="gr18" draw:text-style-name="P3" draw:layer="layout" svg:x1="17.979cm" svg:y1="25.472cm" svg:x2="23.406cm" svg:y2="39.749cm" draw:start-shape="id9" draw:start-glue-point="6" draw:end-shape="id10" draw:end-glue-point="4" svg:d="M17979 25472v7139h5427v7138" svg:viewBox="0 0 5428 14278">
          <text:p/>
        </draw:connector>
        <draw:custom-shape draw:name="Decision 4" draw:style-name="gr19" draw:text-style-name="P2" xml:id="id11" draw:id="id11" draw:layer="layout" svg:width="3cm" svg:height="2cm" svg:x="21.587cm" svg:y="18.744cm">
          <text:p text:style-name="P1"><text:span text:style-name="T1">pc_data=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5" draw:style-name="gr20" draw:text-style-name="P2" xml:id="id13" draw:id="id13" draw:layer="layout" svg:width="3cm" svg:height="2cm" svg:x="26.17cm" svg:y="20.409cm">
          <text:p text:style-name="P1"><text:span text:style-name="T1">pc_data==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7" draw:style-name="gr21" draw:text-style-name="P5" draw:layer="layout" svg:x1="23.087cm" svg:y1="20.744cm" svg:x2="23.089cm" svg:y2="21.923cm" draw:start-shape="id11" draw:start-glue-point="6" draw:end-shape="id12" draw:end-glue-point="4" svg:d="M23087 20744v590h2v589" svg:viewBox="0 0 3 1180">
          <text:p text:style-name="P4"><text:span text:style-name="T2"><text:tab/></text:span><text:span text:style-name="T2">si</text:span></text:p>
        </draw:connector>
        <draw:connector draw:name="Connector 8" draw:style-name="gr22" draw:text-style-name="P5" draw:layer="layout" svg:x1="27.67cm" svg:y1="22.409cm" svg:x2="27.679cm" svg:y2="23.617cm" draw:start-shape="id13" draw:start-glue-point="6" draw:end-shape="id14" svg:d="M27670 22409v604h9v604" svg:viewBox="0 0 10 1209">
          <text:p text:style-name="P4"><text:span text:style-name="T2">Si</text:span><text:span text:style-name="T2"><text:tab/></text:span></text:p>
        </draw:connector>
        <draw:connector draw:name="Connector-Standard 7" draw:style-name="gr23" draw:text-style-name="P5" draw:layer="layout" svg:x1="24.587cm" svg:y1="19.744cm" svg:x2="27.67cm" svg:y2="20.409cm" draw:start-shape="id11" draw:end-shape="id13" draw:end-glue-point="4" svg:d="M24587 19744h3083v665" svg:viewBox="0 0 3084 666">
          <text:p text:style-name="P4"><text:span text:style-name="T2">no</text:span></text:p>
        </draw:connector>
        <draw:connector draw:name="Connector-Standard 8" draw:style-name="gr24" draw:text-style-name="P5" draw:layer="layout" svg:x1="29.17cm" svg:y1="21.409cm" svg:x2="32.04cm" svg:y2="23.653cm" draw:start-shape="id13" draw:start-glue-point="7" draw:end-shape="id15" draw:end-glue-point="4" svg:d="M29170 21409h2870v2244" svg:viewBox="0 0 2871 2245">
          <text:p text:style-name="P4"><text:span text:style-name="T2">no</text:span></text:p>
        </draw:connector>
        <draw:custom-shape draw:name="Decision 6" draw:style-name="gr25" draw:text-style-name="P2" xml:id="id16" draw:id="id16" draw:layer="layout" svg:width="3cm" svg:height="2cm" svg:x="34.551cm" svg:y="18.84cm">
          <text:p text:style-name="P1"><text:span text:style-name="T1">pc_data=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7" draw:style-name="gr26" draw:text-style-name="P2" xml:id="id18" draw:id="id18" draw:layer="layout" svg:width="3cm" svg:height="2cm" svg:x="39.134cm" svg:y="20.505cm">
          <text:p text:style-name="P1"><text:span text:style-name="T1">pc_data==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9" draw:style-name="gr27" draw:text-style-name="P5" draw:layer="layout" svg:x1="36.051cm" svg:y1="20.84cm" svg:x2="36.039cm" svg:y2="21.679cm" draw:start-shape="id16" draw:start-glue-point="6" draw:end-shape="id17" draw:end-glue-point="4" svg:d="M36051 20840v420h-12v419" svg:viewBox="0 0 13 840">
          <text:p text:style-name="P4"><text:span text:style-name="T2"><text:tab/></text:span><text:span text:style-name="T2">si</text:span></text:p>
        </draw:connector>
        <draw:connector draw:name="Connector 10" draw:style-name="gr28" draw:text-style-name="P5" draw:layer="layout" svg:x1="40.634cm" svg:y1="22.505cm" svg:x2="40.625cm" svg:y2="23.055cm" draw:start-shape="id18" draw:start-glue-point="6" draw:end-shape="id19" svg:d="M40634 22505v275h-9v275" svg:viewBox="0 0 10 551">
          <text:p text:style-name="P4"><text:span text:style-name="T2">Si</text:span><text:span text:style-name="T2"><text:tab/></text:span></text:p>
        </draw:connector>
        <draw:connector draw:name="Connector-Standard 9" draw:style-name="gr29" draw:text-style-name="P5" draw:layer="layout" svg:x1="37.551cm" svg:y1="19.84cm" svg:x2="40.634cm" svg:y2="20.505cm" draw:start-shape="id16" draw:end-shape="id18" draw:end-glue-point="4" svg:d="M37551 19840h3083v665" svg:viewBox="0 0 3084 666">
          <text:p text:style-name="P4"><text:span text:style-name="T2">no</text:span></text:p>
        </draw:connector>
        <draw:connector draw:name="Connector-Standard 10" draw:style-name="gr30" draw:text-style-name="P5" draw:layer="layout" svg:x1="42.134cm" svg:y1="21.505cm" svg:x2="45.319cm" svg:y2="23.114cm" draw:start-shape="id18" draw:start-glue-point="7" draw:end-shape="id20" draw:end-glue-point="4" svg:d="M42134 21505h3185v1609" svg:viewBox="0 0 3186 1610">
          <text:p text:style-name="P4"><text:span text:style-name="T2">no</text:span></text:p>
        </draw:connector>
        <draw:connector draw:name="Connector 11" draw:style-name="gr31" draw:text-style-name="P5" draw:layer="layout" svg:x1="23.07cm" svg:y1="14.917cm" svg:x2="23.087cm" svg:y2="18.744cm" draw:start-shape="id5" draw:start-glue-point="6" draw:end-shape="id11" draw:end-glue-point="4" svg:d="M23070 14917v1914h17v1913" svg:viewBox="0 0 18 3828">
          <text:p text:style-name="P4"><text:span text:style-name="T2"><text:tab/></text:span></text:p>
        </draw:connector>
        <draw:connector draw:name="Connector 12" draw:style-name="gr32" draw:text-style-name="P5" draw:layer="layout" svg:x1="23.07cm" svg:y1="14.917cm" svg:x2="36.051cm" svg:y2="18.84cm" draw:start-shape="id5" draw:start-glue-point="6" draw:end-shape="id16" draw:end-glue-point="4" svg:d="M23070 14917v1962h12981v1961" svg:viewBox="0 0 12982 3924">
          <text:p/>
        </draw:connector>
        <draw:connector draw:name="Connector 13" draw:style-name="gr33" draw:text-style-name="P5" draw:layer="layout" svg:x1="23.07cm" svg:y1="14.917cm" svg:x2="51.528cm" svg:y2="18.881cm" draw:start-shape="id5" draw:start-glue-point="6" draw:end-shape="id21" draw:end-glue-point="4" svg:d="M23070 14917v1982h28458v1982" svg:viewBox="0 0 28459 3965">
          <text:p/>
        </draw:connector>
        <draw:connector draw:name="Connector 15" draw:style-name="gr34" draw:text-style-name="P3" draw:layer="layout" draw:line-skew="2.362cm" svg:x1="51.528cm" svg:y1="20.79cm" svg:x2="23.406cm" svg:y2="39.749cm" draw:start-shape="id21" draw:start-glue-point="6" draw:end-shape="id10" svg:d="M51528 20790v11842h-28122v7117" svg:viewBox="0 0 28123 18960">
          <text:p/>
        </draw:connector>
        <draw:connector draw:name="Connector 16" draw:style-name="gr35" draw:text-style-name="P3" draw:layer="layout" draw:line-skew="0.251cm" svg:x1="45.319cm" svg:y1="25.023cm" svg:x2="23.406cm" svg:y2="39.749cm" draw:start-shape="id20" draw:start-glue-point="6" draw:end-shape="id10" draw:end-glue-point="0" svg:d="M45319 25023v7615h-21913v7111" svg:viewBox="0 0 21914 14727">
          <text:p/>
        </draw:connector>
        <draw:connector draw:name="Connector 17" draw:style-name="gr36" draw:text-style-name="P3" draw:layer="layout" draw:line-skew="0.28cm" svg:x1="40.625cm" svg:y1="24.964cm" svg:x2="23.406cm" svg:y2="39.749cm" draw:start-shape="id19" draw:start-glue-point="6" draw:end-shape="id10" svg:d="M40625 24964v7673h-17219v7112" svg:viewBox="0 0 17220 14786">
          <text:p/>
        </draw:connector>
        <draw:connector draw:name="Connector 18" draw:style-name="gr37" draw:text-style-name="P3" draw:layer="layout" svg:x1="32.04cm" svg:y1="25.562cm" svg:x2="23.406cm" svg:y2="39.749cm" draw:start-shape="id15" draw:start-glue-point="6" draw:end-shape="id10" svg:d="M32040 25562v7094h-8634v7093" svg:viewBox="0 0 8635 14188">
          <text:p/>
        </draw:connector>
        <draw:connector draw:name="Connector 19" draw:style-name="gr38" draw:text-style-name="P3" draw:layer="layout" draw:line-skew="0.937cm" svg:x1="36.039cm" svg:y1="23.588cm" svg:x2="23.406cm" svg:y2="39.749cm" draw:start-shape="id17" draw:start-glue-point="6" draw:end-shape="id10" svg:d="M36039 23588v9018h-12633v7143" svg:viewBox="0 0 12634 16162">
          <text:p/>
        </draw:connector>
        <draw:connector draw:name="Connector 20" draw:style-name="gr39" draw:text-style-name="P3" draw:layer="layout" svg:x1="27.679cm" svg:y1="25.526cm" svg:x2="23.406cm" svg:y2="39.749cm" draw:start-shape="id14" draw:start-glue-point="6" draw:end-shape="id10" draw:end-glue-point="0" svg:d="M27679 25526v7112h-4273v7111" svg:viewBox="0 0 4274 14224">
          <text:p/>
        </draw:connector>
        <draw:connector draw:name="Connector 21" draw:style-name="gr40" draw:text-style-name="P3" draw:layer="layout" svg:x1="23.089cm" svg:y1="23.832cm" svg:x2="23.406cm" svg:y2="39.749cm" draw:start-shape="id12" draw:start-glue-point="6" draw:end-shape="id10" draw:end-glue-point="4" svg:d="M23089 23832v7959h317v7958" svg:viewBox="0 0 318 15918">
          <text:p/>
        </draw:connector>
        <draw:custom-shape draw:name="Manual-Input 1" draw:style-name="gr41" draw:text-style-name="P2" xml:id="id3" draw:id="id3" draw:layer="layout" svg:width="3cm" svg:height="1.353cm" svg:x="21.57cm" svg:y="8.172cm">
          <text:p text:style-name="P1"><text:span text:style-name="T1">user_data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name="Display 1" draw:style-name="gr42" draw:text-style-name="P2" xml:id="id2" draw:id="id2" draw:layer="layout" svg:width="5.008cm" svg:height="2.544cm" svg:x="20.561cm" svg:y="4.813cm">
          <text:p text:style-name="P1"><text:span text:style-name="T1">Elija un opción:</text:span></text:p>
          <text:p text:style-name="P1"><text:span text:style-name="T1">1. Piedra</text:span></text:p>
          <text:p text:style-name="P1"><text:span text:style-name="T1">2. Papel</text:span></text:p>
          <text:p text:style-name="P1"><text:span text:style-name="T1">3. Tijera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2" draw:style-name="gr43" draw:text-style-name="P2" draw:layer="layout" svg:width="4.06cm" svg:height="1.909cm" svg:x="6.839cm" svg:y="22.239cm">
          <text:p text:style-name="P1"><text:span text:style-name="T1">Empat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3" draw:style-name="gr44" draw:text-style-name="P2" xml:id="id8" draw:id="id8" draw:layer="layout" svg:width="4.06cm" svg:height="1.909cm" svg:x="11.508cm" svg:y="23.527cm">
          <text:p text:style-name="P1"><text:span text:style-name="T1">Pierd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4" draw:style-name="gr45" draw:text-style-name="P2" xml:id="id9" draw:id="id9" draw:layer="layout" svg:width="4.06cm" svg:height="1.909cm" svg:x="15.949cm" svg:y="23.563cm">
          <text:p text:style-name="P1"><text:span text:style-name="T1">Gan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5" draw:style-name="gr46" draw:text-style-name="P2" xml:id="id12" draw:id="id12" draw:layer="layout" svg:width="4.06cm" svg:height="1.909cm" svg:x="21.059cm" svg:y="21.923cm">
          <text:p text:style-name="P1"><text:span text:style-name="T1">Gan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6" draw:style-name="gr47" draw:text-style-name="P2" xml:id="id14" draw:id="id14" draw:layer="layout" svg:width="4.06cm" svg:height="1.909cm" svg:x="25.649cm" svg:y="23.617cm">
          <text:p text:style-name="P1"><text:span text:style-name="T1">Empat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7" draw:style-name="gr48" draw:text-style-name="P2" xml:id="id15" draw:id="id15" draw:layer="layout" svg:width="4.06cm" svg:height="1.909cm" svg:x="30.01cm" svg:y="23.653cm">
          <text:p text:style-name="P1"><text:span text:style-name="T1">Pierd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8" draw:style-name="gr49" draw:text-style-name="P2" xml:id="id17" draw:id="id17" draw:layer="layout" svg:width="4.06cm" svg:height="1.909cm" svg:x="34.009cm" svg:y="21.679cm">
          <text:p text:style-name="P1"><text:span text:style-name="T1">Pierd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9" draw:style-name="gr50" draw:text-style-name="P2" xml:id="id19" draw:id="id19" draw:layer="layout" svg:width="4.06cm" svg:height="1.909cm" svg:x="38.595cm" svg:y="23.055cm">
          <text:p text:style-name="P1"><text:span text:style-name="T1">Gan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10" draw:style-name="gr51" draw:text-style-name="P2" xml:id="id20" draw:id="id20" draw:layer="layout" svg:width="4.06cm" svg:height="1.909cm" svg:x="43.289cm" svg:y="23.114cm">
          <text:p text:style-name="P1"><text:span text:style-name="T1">Empat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11" draw:style-name="gr52" draw:text-style-name="P2" xml:id="id21" draw:id="id21" draw:layer="layout" svg:width="8.688cm" svg:height="1.909cm" svg:x="47.184cm" svg:y="18.881cm">
          <text:p text:style-name="P1"><text:span text:style-name="T1">Error: Ingrese un número entero entre 1 y 3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g draw:name="Text-Annotation 1">
          <draw:custom-shape draw:style-name="gr53" draw:text-style-name="P7" xml:id="id22" draw:id="id22" draw:layer="layout" svg:width="0.5cm" svg:height="0.577cm" svg:x="9.945cm" svg:y="17.176cm">
            <text:p text:style-name="P6"><text:span text:style-name="T3">caso 1</text:span></text:p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54" draw:text-style-name="P8" draw:layer="layout" draw:type="line" svg:x1="9.945cm" svg:y1="17.465cm" svg:x2="8.956cm" svg:y2="18.333cm" draw:start-shape="id22" draw:start-glue-point="5" svg:d="M9945 17465l-989 868" svg:viewBox="0 0 990 869">
            <text:p/>
          </draw:connector>
        </draw:g>
        <draw:g draw:name="Text-Annotation 2">
          <draw:custom-shape draw:style-name="gr55" draw:text-style-name="P7" xml:id="id23" draw:id="id23" draw:layer="layout" svg:width="0.5cm" svg:height="0.544cm" svg:x="24.12cm" svg:y="17.154cm">
            <text:p text:style-name="P6"><text:span text:style-name="T3">caso 2</text:span></text:p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56" draw:text-style-name="P8" draw:layer="layout" draw:type="line" svg:x1="24.12cm" svg:y1="17.426cm" svg:x2="23.131cm" svg:y2="18.245cm" draw:start-shape="id23" draw:start-glue-point="5" svg:d="M24120 17426l-989 819" svg:viewBox="0 0 990 820">
            <text:p/>
          </draw:connector>
        </draw:g>
        <draw:g draw:name="Text-Annotation 3">
          <draw:custom-shape draw:style-name="gr57" draw:text-style-name="P7" xml:id="id24" draw:id="id24" draw:layer="layout" svg:width="0.5cm" svg:height="0.544cm" svg:x="37.037cm" svg:y="17.155cm">
            <text:p text:style-name="P6"><text:span text:style-name="T3">caso 3</text:span></text:p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58" draw:text-style-name="P8" draw:layer="layout" draw:type="line" svg:x1="37.037cm" svg:y1="17.427cm" svg:x2="36.048cm" svg:y2="18.246cm" draw:start-shape="id24" draw:start-glue-point="5" svg:d="M37037 17427l-989 819" svg:viewBox="0 0 990 820">
            <text:p/>
          </draw:connector>
        </draw:g>
        <draw:g draw:name="Text-Annotation 4">
          <draw:custom-shape draw:style-name="gr59" draw:text-style-name="P7" xml:id="id25" draw:id="id25" draw:layer="layout" svg:width="0.5cm" svg:height="0.544cm" svg:x="52.668cm" svg:y="16.76cm">
            <text:p text:style-name="P6"><text:span text:style-name="T3">Otro caso</text:span></text:p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60" draw:text-style-name="P8" draw:layer="layout" draw:type="line" svg:x1="52.668cm" svg:y1="17.032cm" svg:x2="51.679cm" svg:y2="17.851cm" draw:start-shape="id25" draw:start-glue-point="5" svg:d="M52668 17032l-989 819" svg:viewBox="0 0 990 82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4T12:15:09.698000000</meta:creation-date>
    <dc:date>2022-09-26T12:42:29.973000000</dc:date>
    <meta:editing-duration>PT4H23M57S</meta:editing-duration>
    <meta:editing-cycles>4</meta:editing-cycles>
    <meta:generator>LibreOffice/7.4.0.3$Windows_X86_64 LibreOffice_project/f85e47c08ddd19c015c0114a68350214f7066f5a</meta:generator>
    <meta:document-statistic meta:object-count="64"/>
  </office:meta>
</office:document-meta>
</file>